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Normale_20__28_Web_29_">
      <style:paragraph-properties fo:margin-left="0.501cm" fo:margin-right="0.501cm" fo:margin-top="0.176cm" fo:margin-bottom="0cm" fo:line-height="200%" fo:text-indent="0cm" style:auto-text-indent="false"/>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7"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0"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2"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3"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6"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cm" fo:line-height="200%" fo:text-indent="0cm" style:auto-text-indent="false"/>
    </style:style>
    <style:style style:name="P30" style:family="paragraph" style:parent-style-name="Standard">
      <style:text-properties fo:font-size="7pt" style:letter-kerning="true" style:font-size-asian="7pt" style:language-asian="ar" style:country-asian="SA" style:font-size-complex="7pt" style:font-weight-complex="bold"/>
    </style:style>
    <style:style style:name="P3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5"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8"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9"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0"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1"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2"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3"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5"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6"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8" style:family="paragraph" style:parent-style-name="Footer">
      <style:paragraph-properties fo:text-align="end" style:justify-single-word="false"/>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background-color="#99ff66"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tyle="italic" style:font-style-asian="italic" style:font-style-complex="italic"/>
    </style:style>
    <style:style style:name="T14" style:family="text">
      <style:text-properties fo:font-style="italic" fo:background-color="#00ffff" style:font-style-asian="italic" style:font-style-complex="italic"/>
    </style:style>
    <style:style style:name="T15" style:family="text">
      <style:text-properties fo:background-color="#00ffff"/>
    </style:style>
    <style:style style:name="T16" style:family="text">
      <style:text-properties fo:font-size="12pt" fo:font-style="italic" style:font-size-asian="12pt" style:font-style-asian="italic" style:font-size-complex="12pt" style:font-style-complex="italic"/>
    </style:style>
    <style:style style:name="T17" style:family="text">
      <style:text-properties style:use-window-font-color="true" fo:font-size="11pt" style:text-underline-style="none" fo:font-weight="bold" style:font-size-asian="11pt" style:font-weight-asian="bold" style:font-size-complex="11pt" style:font-weight-complex="bold"/>
    </style:style>
    <style:style style:name="T18"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0"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0">IMPOSTA DI BOLLO ASSOLTA IN MODO VIRTUALE </text:p><text:p text:style-name="P30">GIUSTA AUTORIZZAZIONE DEL DIRETTORE TERRITORIALE DELL'UFFICIO DI SAVONA </text:p><text:p text:style-name="P30">DEL 03/01/2013 – PROT. 96/2013</text:p></draw:text-box></draw:frame></text:p>
      <text:p text:style-name="P31">Settore Pianificazione Territoriale</text:p>
      <text:p text:style-name="P32">Servizio Urbanistica e Paesaggio</text:p>
      <text:p text:style-name="P32"/>
      <text:p text:style-name="P32"/>
      <text:p text:style-name="P33">Protocollo n.___________ </text:p>
      <text:p text:style-name="Standard"/>
      <text:p text:style-name="P34"/>
      <text:p text:style-name="P35">AUTORIZZAZIONE PAESAGGISTICA SEMPLIFICATA</text:p>
      <text:p text:style-name="P35">AI SENSI DELL’ART. 146, DEL D. LGS 22.01.2004 N. 42 E DEL RELATIVO</text:p>
      <text:p text:style-name="P35">REGOLAMENTO D.P.R. 09.07.2010 N.139</text:p>
      <text:p text:style-name="P36"/>
      <text:p text:style-name="P29"><text:span text:style-name="T1">Oggetto: </text:span><text:span text:style-name="T1">[oggetto]</text:span><text:span text:style-name="T1"> in </text:span><text:span text:style-name="T1">[ubicazione]</text:span></text:p>
      <text:p text:style-name="P17"><text:span text:style-name="T1">Richiedente: </text:span><text:span text:style-name="T1">[elenco_richiedenti]</text:span></text:p>
      <text:p text:style-name="P19">IL DIRIGENTE</text:p>
      <text:p text:style-name="P18">Premesso:</text:p>
      <text:p text:style-name="P3"><text:span text:style-name="T4">- che in data [data_presentazione] il sig. </text:span><text:span text:style-name="T2">[richiedenti.nominativo;block=tbs:p],</text:span><text:span text:style-name="T4"> nato a [richiedenti.comunato] ([richiedenti.provnato]) il [richiedenti.datanato] [richiedenti.codfis] e residente a [richiedenti.indirizzo] in qualità di [richiedenti.titolod] della [richiedenti.ragsoc] con sede a [richiedenti.sede] </text:span><text:span text:style-name="T20">[richiedenti.comuned] [richiedenti.provd]</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7"><text:span text:style-name="T4">- che detta istanza veniva recepita in atti il </text:span><text:span text:style-name="T4">[data_protocollo]</text:span><text:span text:style-name="T4"> al protocollo n° </text:span><text:span text:style-name="T4">[protocollo] </text:span><text:span text:style-name="T4">in data </text:span><text:span text:style-name="T4">[data_protocollo]</text:span><text:span text:style-name="T4">;</text:span></text:p>
      <text:p text:style-name="P20">Considerato:</text:p>
      <text:p text:style-name="P23"><text:soft-page-break/>- che l’intervento in oggetto riguarda un immobile compreso in :</text:p>
      <text:p text:style-name="P40"><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4">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37"><text:span text:style-name="T5">- </text:span><text:span text:style-name="T5">[zone_piano_6]</text:span><text:span text:style-name="T5"> sub-ambito </text:span><text:span text:style-name="T5">[zone_piano_7] </text:span><text:span text:style-name="T5">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8">- ambito assoggettato dal Piano territoriale di coordinamento paesistico, approvato con deliberazione del Consiglio Regionale n° 6 del 26 febbraio 1990, ai seguenti regimi :</text:p>
      <text:p text:style-name="P39"><text:span text:style-name="T1">Assetto insediativo<text:tab/><text:tab/></text:span><text:span text:style-name="T1">[zone_piano_4]</text:span></text:p>
      <text:p text:style-name="P39"><text:span text:style-name="T1">Assetto Vegetazionale <text:tab/></text:span><text:span text:style-name="T1">[zone_piano_5]</text:span></text:p>
      <text:p text:style-name="P39"><text:span text:style-name="T1">Assetto Geomorfologico<text:tab/></text:span><text:span text:style-name="T1">[zone_piano_3]</text:span></text:p>
      <text:p text:style-name="P20">Visti:</text:p>
      <text:p text:style-name="P17"><text:span text:style-name="T4">- gli elaborati di progetto delle opere, comprendenti n° * tavole grafiche, relazione paesaggistica in forma semplificata, documentazione fotografica a firma del </text:span><text:span text:style-name="T4">[elenco_progettisti]</text:span><text:span text:style-name="T4">, iscritto all'Ordine/Collegio degli * di *, recepiti in atti in stessa data e protocollo dell’istanza;</text:span></text:p>
      <text:p text:style-name="P4"><text:soft-page-break/>- l'attestazione di conformità del progetto alla disciplina urbanistico ed edilizia datata…………, contenuta nel fascicolo di cui al punto precedente, a firma del medesimo progettista; </text:p>
      <text:p text:style-name="P23"><text:s/>- la successiva documentazione progettuale integrativa comprendente………………. a firma del medesimo progettista, prodotta in data …….. su richiesta degli uffici comunali e recepita in atti al n. ……… di protocollo;</text:p>
      <text:p text:style-name="P17"><text:span text:style-name="T4">- il parere [testo_clp] espresso dalla Commissione Locale per il Paesaggio nella seduta del [data_rilascio_clp] con le seguenti prescrizioni </text:span><text:span text:style-name="T10">[prescrizioni_clp]</text:span><text:span text:style-name="T4">;</text:span></text:p>
      <text:p text:style-name="P3"><text:span text:style-name="T4">- la </text:span><text:span text:style-name="T10">Relazione tecnica illustrativa </text:span><text:span text:style-name="T12">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7">*******CASO IN CUI NON SIA PERVENUTO PARERE DELLA SOPRINTENDENZA NEI TERMINI DI CUI ART 4, c.6 del DPR 139 del 9.7.20104 (PARERE DA RENDERSI <text:s/>ENTRO 25 DA RICEZIONE DEGLI ATTI DA PARTE DELLA SOPRINTENDENZA)</text:p>
      <text:p text:style-name="P21">Dato atto che:</text:p>
      <text:p text:style-name="P28"><text:soft-page-break/>- la documentazione di cui al precedente punto è pervenuta alla Soprintendenza per i Beni Architettonici e Paesaggistici in data **********;</text:p>
      <text:p text:style-name="P28">-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8">- che pertanto l’Amministrazione competente deve procedere alla conclusione del procedimento autorizzatorio semplificato <text:s/>con un provvedimento espresso, secondo quanto previsto dagli artt 3 e 4 del richiamato DPR 139/2010</text:p>
      <text:p text:style-name="P20">Vista:</text:p>
      <text:p text:style-name="P17"><text:span text:style-name="T2">- </text:span><text:span text:style-name="T5">la legislazione nazionale e regionale in materia di tutela del paesaggio;</text:span></text:p>
      <text:p text:style-name="P20">Visti in particolare:</text:p>
      <text:list xml:id="list4223807729369219498" text:style-name="L1">
        <text:list-header>
          <text:p text:style-name="P43">- il Decreto Legislativo 22 gennaio 2004 n. 42 “<text:span text:style-name="T13">Codice di beni culturali e del paesaggio, ai sensi dell’art. 10 della legge 6 luglio 2002, n. 137</text:span>” e successive modifiche e integrazioni; <text:s text:c="28"/>- la Legge Regionale 6 giugno 2014 n. 13 “<text:span text:style-name="T13">Testo unico della normativa regionale in materia di paesaggio</text:span>”;</text:p>
        </text:list-header>
      </text:list>
      <text:p text:style-name="P23">-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2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3"><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7"><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text:span><text:soft-page-break/><text:span text:style-name="T5">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1">Accertato:</text:p>
      <text:p text:style-name="P26">-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20">Visti:</text:p>
      <text:p text:style-name="P24">- il Piano Territoriale di Coordinamento Paesistico approvato dalla Regione Liguria con delibera n. 6 del 26.2.1990 e s.m.i.</text:p>
      <text:p text:style-name="P17"><text:span text:style-name="T5">- gli strumenti urbanistici vigenti e adottati ed in particolare la disciplina di livello del </text:span><text:span text:style-name="T2">Piano Urbanistico Comunale (PUC);</text:span></text:p>
      <text:p text:style-name="P2"><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9">A U T O R I Z Z A</text:p>
      <text:p text:style-name="P7"><text:span text:style-name="T4">ai sensi dell’art. 146 del Decreto Legislativo 22 gennaio 2004, n° 42 e s.m.i. e del D.P.R. 9 luglio 2010, n. 139, ai soli fini paesaggistici, il sig. </text:span><text:span text:style-name="T2">[elenco_richiedenti] </text:span><text:span text:style-name="T4">ad eseguire i lavori meglio specificati in premessa, </text:span><text:span text:style-name="T11">alle condizioni espresse dalla Commissione Locale del Paesaggio nella seduta </text:span><text:span text:style-name="T11">del [data_rilascio_clp] e richiamate dalla Soprintendenza per i Beni Architettonici e Paesaggistici della Liguria </text:span><text:span text:style-name="T19">con nota prot. n. [protocollo_rilascio_sopr_arch] del [data_rilascio_sopr_arch]</text:span><text:span text:style-name="T8"> </text:span><text:span text:style-name="T4"><text:s/>conformemente agli allegati elaborati, sui quali si appone il visto, significando che ogni successiva variante dovrà essere esaminata dall’organo competente.</text:span></text:p>
      <text:p text:style-name="P23">Le opere dovranno essere eseguite in conformità ai seguenti elaborati di progetto:</text:p>
      <text:p text:style-name="P23">1) relazione tecnica</text:p>
      <text:p text:style-name="P23"><text:soft-page-break/>2) relazione paesaggistica</text:p>
      <text:p text:style-name="P23">3) documentazione fotografica</text:p>
      <text:p text:style-name="P23">4) tav. 1 </text:p>
      <text:p text:style-name="P23">5) tav. 2</text:p>
      <text:p text:style-name="P23">6) tav. 3</text:p>
      <text:p text:style-name="P23">7) tav. 4</text:p>
      <text:p text:style-name="P23">8) tav. 5</text:p>
      <text:p text:style-name="P23">che sottoscritti dall’intestatario e dal summenzionato progettista si allegano alla presente muniti di visto in data odierna per farne parte integrante e sostanziale.</text:p>
      <text:p text:style-name="P5">E’ fatta salva la necessaria preventiva legittimazione sotto il profilo urbanistico-edilizio, <text:span text:style-name="T14">ATTENZIONE NEL CASO DI INTERVENTO NON SOGGETTO A TITOLO EDILIZIO ELIMINARE LA FRASE “fatta salva la necessaria preventiva legittimazione sotto il profilo urbanistico-edilizio</text:span><text:span text:style-name="T15">”</text:span></text:p>
      <text:p text:style-name="P8">****************(<text:span text:style-name="T16">parte seguente da non mettere nel caso di opere rientranti fra le attività edilizie liberalizzate a norma art 21 della LR 16/2008</text:span>)**********</text:p>
      <text:p text:style-name="P6"><text:span text:style-name="T17">Ai fini della verifica di conformità delle opere eseguite alla presente <text:s/>autorizzazione paesaggistica, ai sensi dell'art. 10 della LR 13/2014, </text:span><text:span text:style-name="T18"><text:s/>in aggiunta agli atti già previsti per conseguire l’agibilità o per presentare il certificato di collaudo finale o la comunicazione di fine lavori </text:span><text:span text:style-name="T17">(nell’ambito delle procedure previste rispettivamente dagli articoli 37, 26, comma 10, e 21 </text:span><text:span text:style-name="T17">bis, comma 9, della LR. 16/2008 e smi)</text:span><text:span text:style-name="T18"> il Titolare della presente autorizzazione dovrà trasmettere al Comune:</text:span></text:p>
      <text:list xml:id="list8505040773962221307" text:style-name="L2">
        <text:list-header>
          <text:p text:style-name="P44">1) documentazione fotografica di dettaglio relativa allo stato finale delle opere eseguite </text:p>
          <text:p text:style-name="P45">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2">La presente autorizzazione:</text:p>
      <text:list xml:id="list4050566947266242078" text:style-name="WW8Num7">
        <text:list-item>
          <text:p text:style-name="P46"><text:soft-page-break/>è immediatamente efficace ai sensi dell'art. 4, comma 11 del D.P.R. 139/2010;</text:p>
        </text:list-item>
        <text:list-item>
          <text:p text:style-name="P46">è valida per un periodo di cinque anni dal suo rilascio, scaduto il quale, l’esecuzione dei progettati lavori deve essere sottoposta a nuova autorizzazione ai sensi dell'art.146 del D.Lgs. 42/04 e del ridetto D.P.R. 139/10.</text:p>
        </text:list-item>
      </text:list>
      <text:p text:style-name="P11">Copia della presente autorizzazione sarà trasmessa alla Soprintendenza per i Beni Architettonici e Paesaggistici della Liguria e alla Regione Liguria come prescritto dal comma 11 dell’art. 146 del D.Lgs 42/04.</text:p>
      <text:p text:style-name="P10">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9">Il Dirigente</text:p>
            <text:p text:style-name="P14">Arch. Giovanna Macario</text:p>
          </table:table-cell>
        </table:table-row>
      </table:table>
      <text:p text:style-name="P12"/>
      <table:table table:name="Tabella3" table:style-name="Tabella3">
        <table:table-column table:style-name="Tabella3.A"/>
        <table:table-row>
          <table:table-cell table:style-name="Tabella3.A1" office:value-type="string">
            <text:p text:style-name="P15">Il presente provvedimento è stato consegnato in data_________________al sig./sig.ra ________________________________in qualità di_____________________________</text:p>
            <text:p text:style-name="P15">che firma per ricevuta. <text:s/><text:tab/> <text:s text:c="4"/><text:tab/> <text:s text:c="93"/></text:p>
            <text:p text:style-name="P16">_________________________</text:p>
          </table:table-cell>
        </table:table-row>
      </table:table>
      <text:p text:style-name="Standard"/>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5</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6</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5-09-25T11:26:47.78</dc:date>
    <meta:print-date>2012-10-12T12:32:00</meta:print-date>
    <meta:editing-cycles>44</meta:editing-cycles>
    <meta:editing-duration>P2171DT11H14M5S</meta:editing-duration>
    <meta:generator>OpenOffice/4.1.0$Win32 OpenOffice.org_project/410m18$Build-9764</meta:generator>
    <meta:document-statistic meta:table-count="3" meta:image-count="1" meta:object-count="0" meta:page-count="7" meta:paragraph-count="88" meta:word-count="1695" meta:character-count="12182"/>
  </office:meta>
</office:document-meta>
</file>